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8ab6" officeooo:paragraph-rsid="00028ab6"/>
    </style:style>
    <style:style style:name="P2" style:family="paragraph" style:parent-style-name="Standard" style:list-style-name="L1">
      <style:text-properties officeooo:rsid="00028ab6" officeooo:paragraph-rsid="00028ab6"/>
    </style:style>
    <style:style style:name="P3" style:family="paragraph" style:parent-style-name="Standard">
      <style:text-properties officeooo:rsid="0002be8d" officeooo:paragraph-rsid="0002be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sample hobo-serenity template</text:p>
      <text:p text:style-name="P1"/>
      <text:p text:style-name="P1">NOTE: sometimes Serenity interpolation just doesn't work as it should be. In that situations, please copy the code and paste it in a plain text editor (Vim, Gedit, and so on), and copy and paste it back to your template. This way you can erase any non-visible character from the code.</text:p>
      <text:p text:style-name="P1"/>
      <text:p text:style-name="P1">To make a simple interpolation just use this:</text:p>
      <text:p text:style-name="P1"/>
      <text:p text:style-name="P1">{%= object.method_name %}</text:p>
      <text:p text:style-name="P1"/>
      <text:p text:style-name="P1">To make a loop us something like:</text:p>
      <text:p text:style-name="P1"/>
      <text:p text:style-name="P1">My list:</text:p>
      <text:p text:style-name="P1">{% objects.each do |o| %}</text:p>
      <text:list xml:id="list3309463663740311719" text:style-name="L1">
        <text:list-item>
          <text:p text:style-name="P2">{%= o.name %}</text:p>
        </text:list-item>
      </text:list>
      <text:p text:style-name="P1">{% end %}</text:p>
      <text:p text:style-name="P1"/>
      <text:p text:style-name="P3">Enjo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bon Varela</meta:initial-creator>
    <meta:creation-date>2016-03-01T16:09:27.623071100</meta:creation-date>
    <dc:date>2016-03-01T16:24:39.611096593</dc:date>
    <dc:creator>Ibon Varela</dc:creator>
    <meta:editing-duration>PT15M12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10" meta:word-count="90" meta:character-count="488" meta:non-whitespace-character-count="409"/>
  </office:meta>
</office:document-meta>
</file>